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5.681cm" fo:margin-left="1.316cm" table:align="left"/>
    </style:style>
    <style:style style:name="Tableau1.A" style:family="table-column">
      <style:table-column-properties style:column-width="15.681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5.646cm" fo:margin-left="1.351cm" table:align="left"/>
    </style:style>
    <style:style style:name="Tableau2.A" style:family="table-column">
      <style:table-column-properties style:column-width="15.646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5.716cm" fo:margin-left="1.281cm" table:align="left"/>
    </style:style>
    <style:style style:name="Tableau3.A" style:family="table-column">
      <style:table-column-properties style:column-width="15.716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5.699cm" fo:margin-left="1.298cm" table:align="left"/>
    </style:style>
    <style:style style:name="Tableau4.A" style:family="table-column">
      <style:table-column-properties style:column-width="15.699cm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omic Sans MS" fo:font-size="8pt" style:font-name-asian="Monospace" style:font-size-asian="8pt" style:font-name-complex="Monospace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Comic Sans MS" fo:font-size="8pt" style:font-name-asian="Monospace" style:font-size-asian="7pt" style:font-name-complex="Monospace" style:font-size-complex="8pt"/>
    </style:style>
    <style:style style:name="T1" style:family="text">
      <style:text-properties fo:color="#800000"/>
    </style:style>
    <style:style style:name="T2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 au compte rendu d’activités</text:p>
      <text:p text:style-name="P1">de Michaël Ory</text:p>
      <text:p text:style-name="P1">du 01/10/2012 au 31/10/2012</text:p>
      <text:p text:style-name="P2"/>
      <text:p text:style-name="P2"/>
      <text:p text:style-name="P3">Au cour de ce mois d'octobre et dans le cadre de la recherche sur Generic System, j'ai participé aux différents points exposés ci-dessous.</text:p>
      <text:p text:style-name="P4"/>
      <text:p text:style-name="P4">Conception et implémentation du Visitor des Tree :</text:p>
      <text:p text:style-name="P6">Afin de faciliter la gestion des arbres, j'ai mis en place un Visitor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">public abstract class AbstractTreeVisitor {<text:line-break/><text:line-break/>        protected Set&lt;Node&gt; alreadyVisited = new HashSet&lt;&gt;();<text:line-break/><text:line-break/>        public void traverse(Node node) {<text:line-break/>            if (alreadyVisited.add(node)) {<text:line-break/>                before(node);<text:line-break/>                for (Node child : node.getChildren())<text:line-break/>                    traverse(child);<text:line-break/>                after(node);<text:line-break/>            }<text:line-break/>        }<text:line-break/><text:line-break/>        public void before(Node node) { }<text:line-break/><text:line-break/>        public void after(Node node) {}<text:line-break/>    }</text:p>
          </table:table-cell>
        </table:table-row>
      </table:table>
      <text:p text:style-name="P6"/>
      <text:p text:style-name="P6">Mise en place de tests unitaire afin de valider le Visitor, exemple d'un test 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8">public void visitTree() {<text:line-break/>        Cache cache = GenericSystem.activateNewCacheOnANewEngine();<text:line-break/>        Tree tree = cache.newTree("Tree");<text:line-break/>        final Node root = tree.newRoot("Root");<text:line-break/><text:line-break/>        Node child = root.addNode("Child");<text:line-break/>        Node child2 = root.addNode("Child2");<text:line-break/>        Node child3 = child.addNode("Child3");<text:line-break/><text:line-break/>        root.traverse(new Visitor() {<text:line-break/>            @Override<text:line-break/>            public void before(Node node) {<text:line-break/>                log.info("Prefixed : " + node);<text:line-break/>            }<text:line-break/>        });<text:line-break/><text:line-break/>        root.traverse(new Visitor() {<text:line-break/>            @Override<text:line-break/>            public void after(Node node) {<text:line-break/>                log.info("Postfixed : " + node);<text:line-break/>            }<text:line-break/>        });<text:line-break/>    }</text:p>
          </table:table-cell>
        </table:table-row>
      </table:table>
      <text:p text:style-name="P6"/>
      <text:p text:style-name="P7">Afin de plus limiter le nombre d'instanciation j'ai remplacé la notion de structural par la notion d'InstanciationLevel (Meta, Structural, Concrete, Sensor …).</text:p>
      <text:p text:style-name="P7"/>
      <text:p text:style-name="P7">Conception et implémentation du Filter :</text:p>
      <text:p text:style-name="P6">Plusieurs méthodes de GS retourne un Snapshot. Petit rappel : un Snapshot désigne un ensemble dénombrable (iterable + sizable) toujours conscient des changements du graphe.</text:p>
      <text:p text:style-name="P6"><text:soft-page-break/></text:p>
      <text:p text:style-name="P6">Exemple avec la méthode getAllInstances 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9">public void getCarInstances() {<text:line-break/>        Cache cache = GenericSystem.activateNewCacheOnANewEngine();<text:line-break/>        Type car = cache.newType("Car");<text:line-break/>        final Property carPower = car.addProperty("Power");<text:line-break/>        Generic myCar = car.newInstance("myCar");<text:line-break/>        myCar.setValue(carPower, 233);<text:line-break/>        Generic yourCar = car.newInstance("yourCar");<text:line-break/>        yourCar.setValue(carPower, 89);<text:line-break/>       <text:span text:style-name="T2"> Snapshot&lt;Generic&gt; carInstances = car.getAllInstances();<text:line-break/>        assert carInstances.contains(myCar);<text:line-break/>        assert carInstances.contains(yourCar);</text:span><text:line-break/>    }</text:p>
          </table:table-cell>
        </table:table-row>
      </table:table>
      <text:p text:style-name="P6"/>
      <text:p text:style-name="P6">Désormais il est également possible de filtrer le contenu d'un Snapshot :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9">public void getCarInstancesWithPowerHigherThan90HP() {<text:line-break/>        Cache cache = GenericSystem.activateNewCacheOnANewEngine();<text:line-break/>        Type car = cache.newType("Car");<text:line-break/>        final Property carPower = car.addProperty("Power");<text:line-break/>        Generic myCar = car.newInstance("myCar");<text:line-break/>        myCar.setValue(carPower, 233);<text:line-break/>        Generic yourCar = car.newInstance("yourCar");<text:line-break/>        yourCar.setValue(carPower, 89);<text:line-break/>        Snapshot&lt;Generic&gt; carInstancesWithPowerHigherThan90HP = car.getAllInstances().<text:span text:style-name="T1">filter(new Filter() {<text:line-break/>            @Override<text:line-break/>            public boolean isSelected(Generic generic) {<text:line-break/>                return generic.&lt;Integer&gt; getValue(carPower) &gt;= 90;<text:line-break/>            }<text:line-break/>        });</text:span><text:line-break/>        assert carInstancesWithPowerHigherThan90HP.contains(myCar);<text:line-break/>        assert <text:span text:style-name="T1">!carInstancesWithPowerHigherThan90HP.contains(yourCar);</text:span><text:line-break/>    }</text:p>
          </table:table-cell>
        </table:table-row>
      </table:table>
      <text:p text:style-name="P6"/>
      <text:p text:style-name="P7">Réalisation de la fonctionnalité de Flag : possibilité de relier des Generic sans donner de nom à la relation.</text:p>
      <text:p text:style-name="P7">Mise en place des Tests unitaires afin de valider la fonctionnalité.</text:p>
      <text:p text:style-name="P7"/>
      <text:p text:style-name="P7">Mise en cache de certaine system property afin d'améliorer les performances.</text:p>
      <text:p text:style-name="P7"/>
      <text:p text:style-name="P7">Conception et implémentation de la system property : NoInherit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, Courier, monospace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30T17:02:11</meta:creation-date>
    <dc:date>2012-12-04T16:59:14</dc:date>
    <meta:editing-duration>P9DT1H18M15S</meta:editing-duration>
    <meta:editing-cycles>135</meta:editing-cycles>
    <meta:generator>LibreOffice/3.4$Unix LibreOffice_project/340m1$Build-502</meta:generator>
    <meta:print-date>2012-10-22T10:21:26</meta:print-date>
    <meta:document-statistic meta:table-count="4" meta:image-count="0" meta:object-count="0" meta:page-count="2" meta:paragraph-count="20" meta:word-count="387" meta:character-count="3738" meta:non-whitespace-character-count="2812"/>
  </office:meta>
</office:document-meta>
</file>